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0.393cm" fo:break-before="auto" style:use-optimal-row-height="false"/>
    </style:style>
    <style:style style:name="ro7" style:family="table-row">
      <style:table-row-properties style:row-height="0.367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string" calcext:value-type="string">
            <text:p>Hour</text:p>
          </table:table-cell>
          <table:table-cell table:style-name="ce6" office:value-type="string" calcext:value-type="string">
            <text:p>Temperature Number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1" calcext:value-type="date">
            <text:p>01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2" calcext:value-type="date">
            <text:p>02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3" calcext:value-type="date">
            <text:p>03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4" calcext:value-type="date">
            <text:p>04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5" calcext:value-type="date">
            <text:p>05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6" calcext:value-type="date">
            <text:p>06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7" calcext:value-type="date">
            <text:p>07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8" calcext:value-type="date">
            <text:p>08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09" calcext:value-type="date">
            <text:p>09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0" calcext:value-type="date">
            <text:p>10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1" calcext:value-type="date">
            <text:p>11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2" calcext:value-type="date">
            <text:p>12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3" calcext:value-type="date">
            <text:p>13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4" calcext:value-type="date">
            <text:p>14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5" calcext:value-type="date">
            <text:p>15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6" calcext:value-type="date">
            <text:p>16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7" calcext:value-type="date">
            <text:p>17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3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8" calcext:value-type="date">
            <text:p>18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19" calcext:value-type="date">
            <text:p>19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0" calcext:value-type="date">
            <text:p>20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1" calcext:value-type="date">
            <text:p>21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2" calcext:value-type="date">
            <text:p>22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3" calcext:value-type="date">
            <text:p>23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7:4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4" calcext:value-type="date">
            <text:p>24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5" calcext:value-type="date">
            <text:p>25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4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6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6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6" calcext:value-type="date">
            <text:p>26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6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7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6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7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4">
          <table:table-cell table:style-name="ce1" office:value-type="date" office:date-value="2015-01-27" calcext:value-type="date">
            <text:p>27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6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6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4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3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8" calcext:value-type="date">
            <text:p>28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6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8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9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29" calcext:value-type="date">
            <text:p>29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0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4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4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6">
          <table:table-cell table:style-name="ce1" office:value-type="date" office:date-value="2015-01-30" calcext:value-type="date">
            <text:p>30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5-01-31" calcext:value-type="date">
            <text:p>31/01/15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 table:number-rows-repeated="104711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7:11:51.703647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9:35.411153064</meta:creation-date>
    <dc:date>2020-12-17T10:39:38.059384897</dc:date>
    <meta:editing-duration>P1DT17H37M2S</meta:editing-duration>
    <meta:editing-cycles>9</meta:editing-cycles>
    <meta:generator>LibreOffice/6.4.6.2$Linux_X86_64 LibreOffice_project/40$Build-2</meta:generator>
    <meta:document-statistic meta:table-count="1" meta:cell-count="4380" meta:object-count="0"/>
  </office:meta>
</office:document-meta>
</file>